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6.037cm"/>
        </style:tab-stops>
      </style:paragraph-properties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tyle="normal" style:font-style-asian="normal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16.037cm"/>
        </style:tab-stops>
      </style:paragraph-properties>
    </style:style>
    <style:style style:name="P10" style:family="paragraph" style:parent-style-name="Standard">
      <style:paragraph-properties fo:line-height="150%" fo:text-align="start" style:justify-single-word="false"/>
    </style:style>
    <style:style style:name="P11" style:family="paragraph" style:parent-style-name="Standard">
      <style:paragraph-properties fo:line-height="150%" fo:text-align="start" style:justify-single-word="false">
        <style:tab-stops>
          <style:tab-stop style:position="16.037cm"/>
        </style:tab-stops>
      </style:paragraph-properties>
    </style:style>
    <style:style style:name="P12" style:family="paragraph" style:parent-style-name="Standard" style:list-style-name="L1">
      <style:paragraph-properties fo:line-height="150%" fo:text-align="start" style:justify-single-word="false">
        <style:tab-stops>
          <style:tab-stop style:position="16.037cm"/>
        </style:tab-stops>
      </style:paragraph-properties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Ari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font-name="Arial" fo:font-style="normal" style:text-underline-style="none" style:font-style-asian="normal" style:font-style-complex="normal"/>
    </style:style>
    <style:style style:name="T5" style:family="text"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Arial" fo:font-style="italic" style:font-style-asian="italic" style:font-style-complex="italic"/>
    </style:style>
    <style:style style:name="T9" style:family="text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ítulo:</text:span> Segurança Em Computação Em Nuvem</text:p>
      <text:p text:style-name="P1"/>
      <text:p text:style-name="P1"/>
      <text:p text:style-name="P1"><text:span text:style-name="T1">Justificativa:</text:span></text:p>
      <text:p text:style-name="P1"/>
      <text:p text:style-name="P13">Computação em nuvem é sem dúvida uma ótima tecnologia e uma nova forma de se trabalhar com computação, tanto em nível de usuário quanto em nível de desenvolvimento. Entretanto, a computação em nuvem apresenta um ponto que pode se tornar perigoso e deficitário, e este ponto é a segurança. A segurança ou falta de garantias dela é um fator que muitas vezes é decisivo no momento em que uma empresa ou organização pensa em migrar para a computação em nuvem, principalmente se esta for uma nuvem publica. </text:p>
      <text:p text:style-name="P13">Com isso, notou-se a grande importância desse tema para a computação em nuvem já que a segurança é um dos principais fatores buscados por quem deseja utilizar redes de computadores para realizar seus negócios e atividades profissionais. É justamente por essa importância que tem a segurança na área de computação em nuvem que surgiu a motivação pela escolha deste tema.</text:p>
      <text:p text:style-name="P13">Tem-se como objetivo da realização do artigo a análise da segurança oferecida pelos principais provedores de computação em nuvem, buscando identificar formas de garantir essa segurança de modo que os clientes sintam-se seguros quanto a confiabilidade e sigilo de seus dados. Também pretende-se analisar as questões de segurança no âmbito da computação em nuvem como um todo e os princípios para manter um infraestrutura de nuvem segura.</text:p>
      <text:p text:style-name="P13"/>
      <text:p text:style-name="P14"/>
      <text:p text:style-name="P14"><text:span text:style-name="T1">Artigos:</text:span> </text:p>
      <text:p text:style-name="P14"/>
      <text:p text:style-name="P13">Abaixo apresenta-se os artigos lidos sobre segurança em computação em nuvem e nos quatro primeiros artigos, um resumo bem sucinto sobre eles:</text:p>
      <text:p text:style-name="P13"/>
      <text:list xml:id="list702828929" text:style-name="L1">
        <text:list-item>
          <text:p text:style-name="P3"><text:span text:style-name="T12">O papel da segurança na computação em nuvem confiável</text:span> [1]: Nesse artigo são abordadas questões gerais sobre computação em nuvem e são falados tantos dos desafios para proteger a nuvem quanto dos princípios para garantir a segurança. É interessante notar que o artigo se foca bastante em mostrar princípios bem sólidos e concretos para <text:soft-page-break/>garantir a segurança na computação em nuvem.</text:p>
        </text:list-item>
        <text:list-item>
          <text:p text:style-name="P8"><text:span text:style-name="T10">Aspectos de segurança e privacidade em ambientes de computação em nuvem</text:span><text:span text:style-name="T9"> </text:span><text:span text:style-name="T6">[2]:</text:span><text:span text:style-name="T9"> </text:span><text:span text:style-name="T2">Explora o estado da arte de segurança e privacidade no contexto da computação em nuvem. Também apresenta uma visão geral da computação em nuvem bem como os riscos e ameaças presentes nesses ambientes e possíveis soluções para esses problemas.</text:span></text:p>
        </text:list-item>
        <text:list-item>
          <text:p text:style-name="P8"><text:span text:style-name="T8">A segurança na preservação e uso das informações na computação nas nuvens</text:span><text:span text:style-name="T2"> [3]: Coloca a computação em nuvem como evolução natural da computação e mostra as vantagens disto. Também faz uma análise sobre a segurança e sobre o quanto pode-se confiar nas empresas prestadoras da computação em nuvem. O artigo não busca propor solução para o problema da segurança, mas sim apresentá-lo e e desmistificá-lo.</text:span></text:p>
        </text:list-item>
        <text:list-item>
          <text:p text:style-name="P8"><text:span text:style-name="T8">Guia de segurança para áreas criticas focado em Computação em Nuvem</text:span><text:span text:style-name="T2"> [4]: Não se trata de um artigo propriamente dito, mas sim de uma cartilha que mostra o caminho para garantir a segurança em ambientes em nuvem. A cartilha aborda entre outras coisas questões como: a arquitetura, governança e operação da nuvem.</text:span></text:p>
        </text:list-item>
        <text:list-item>
          <text:p text:style-name="P8"><text:span text:style-name="T8">Computação em nuvens: como obter a desejada segurança</text:span><text:span text:style-name="T2"> [5].</text:span></text:p>
        </text:list-item>
        <text:list-item>
          <text:p text:style-name="P8"><text:span text:style-name="T8">Segurança na Computação em Nuvem</text:span><text:span text:style-name="T2"> [6].</text:span></text:p>
        </text:list-item>
        <text:list-item>
          <text:p text:style-name="P12"><text:span text:style-name="T8">Computação na nuvens: A adesão ainda depende de proteção aos dados</text:span><text:span text:style-name="T3"> [7].</text:span></text:p>
        </text:list-item>
      </text:list>
      <text:p text:style-name="P2"/>
      <text:p text:style-name="P2"/>
      <text:p text:style-name="P7">Referências Dos Artigos:</text:p>
      <text:p text:style-name="P2"/>
      <text:p text:style-name="P10"><text:span text:style-name="T4">[1] DOKRAS, Satchit et al. </text:span><text:span text:style-name="T5">O papel da segurança na computação em nuvem confiável</text:span><text:span text:style-name="T4">, em: &lt;</text:span><text:span text:style-name="T3">http://www.rsa.com/solutions/business/wp/11022_CLOUD_WP_0209_PG.pdf&gt;.</text:span></text:p>
      <text:p text:style-name="P6"/>
      <text:p text:style-name="P6">[2] MARCON, Arlindo <text:span text:style-name="T11">el al</text:span>. <text:span text:style-name="T1">Aspectos de segurança e privacidade em ambientes de computação em nuvem</text:span>, em: &lt;http://professor.ufabc.edu.br/~joao.kleinschmidt/aulas/seg2011/nuvem.pdf&gt;.</text:p>
      <text:p text:style-name="P4"/>
      <text:p text:style-name="P9"><text:span text:style-name="T3">[3] CARNEIRO, José <text:s/>e RAMOS, Christian. </text:span><text:span text:style-name="T7">A segurança na preservação e uso das informações na computação nas nuvens</text:span><text:span text:style-name="T3">. Faculdade De Tecnologia De João Pessoa, </text:span><text:soft-page-break/><text:span text:style-name="T3">em: &lt;http://www.4learn.pro.br/guarino/sd/08-Cloud%20Computing.pdf&gt;.</text:span></text:p>
      <text:p text:style-name="P5"/>
      <text:p text:style-name="P9"><text:span text:style-name="T3">[4] Cloud Security Alience. </text:span><text:span text:style-name="T7">Guia de segurança para áreas criticas focado em Computação em Nuvem</text:span><text:span text:style-name="T3">, em &lt;https://cloudsecurityalliance.org/guidance/CSAGuidance-pt-BR.pdf&gt;.</text:span></text:p>
      <text:p text:style-name="P9"><text:span text:style-name="T3"/></text:p>
      <text:p text:style-name="P11"><text:span text:style-name="T3">[5] KORZENIOWSKI, Paul. </text:span><text:span text:style-name="T7">Computação em nuvens: como obter a desejada segurança</text:span><text:span text:style-name="T3">, em: &lt;http://itweb.com.br/35702/computacao-em-nuvens-como-obter-a-desejada-seguranca/&gt;.</text:span></text:p>
      <text:p text:style-name="P11"><text:span text:style-name="T3"/></text:p>
      <text:p text:style-name="P11"><text:span text:style-name="T3">[6] FONTES, Edison. </text:span><text:span text:style-name="T7">Segurança na Computação em Nuvem</text:span><text:span text:style-name="T3">, em: &lt;http://www.mbi.com.br/mbi/biblioteca/artigos/20091013fontes/&gt;.</text:span></text:p>
      <text:p text:style-name="P11"><text:span text:style-name="T3"/></text:p>
      <text:p text:style-name="P11"><text:span text:style-name="T3">[7] ASSI, Marcos. </text:span><text:span text:style-name="T7">Computação na nuvens, adesão ainda depende de proteção aos dados</text:span><text:span text:style-name="T3">, em: &lt;http://marcosassi.com.br/computacao-na-nuvens-adesao-ainda-depende-de-protecao-aos-dados&gt;.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Liberation Serif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1-08-27T10:59:19</meta:creation-date>
    <dc:date>2011-08-27T13:19:09</dc:date>
    <dc:creator>Lucas Pereira</dc:creator>
    <meta:editing-duration>PT02H04M19S</meta:editing-duration>
    <meta:editing-cycles>29</meta:editing-cycles>
    <meta:generator>OpenOffice.org/3.2$Linux OpenOffice.org_project/320m12$Build-9483</meta:generator>
    <meta:document-statistic meta:table-count="0" meta:image-count="0" meta:object-count="0" meta:page-count="3" meta:paragraph-count="22" meta:word-count="625" meta:character-count="4307"/>
  </office:meta>
</office:document-meta>
</file>